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7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3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ewards</text:p>
          </table:table-cell>
          <table:table-cell office:value-type="float" office:value="49" calcext:value-type="float">
            <text:p>49</text:p>
          </table:table-cell>
          <table:table-cell table:number-columns-repeated="20" office:value-type="float" office:value="-2.45" calcext:value-type="float">
            <text:p>-2.45</text:p>
          </table:table-cell>
          <table:table-cell office:value-type="float" office:value="-49" calcext:value-type="float">
            <text:p>-49</text:p>
          </table:table-cell>
          <table:table-cell table:number-columns-repeated="20" office:value-type="float" office:value="-2.45" calcext:value-type="float">
            <text:p>-2.4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lpha 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(constant matrix)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6,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8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J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98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X</text:p>
          </table:table-cell>
          <table:table-cell table:number-matrix-columns-spanned="1" table:number-matrix-rows-spanned="16" table:formula="of:=MMULT([.B10:.AQ25];TRANSPOSE([.B5:.AQ5]))" office:value-type="float" office:value="0" calcext:value-type="float">
            <text:p>0</text:p>
          </table:table-cell>
          <table:table-cell office:value-type="string" calcext:value-type="string">
            <text:p>Alpha</text:p>
          </table:table-cell>
          <table:table-cell table:number-matrix-columns-spanned="1" table:number-matrix-rows-spanned="16" table:formula="of:=TRANSPOSE([.B7:.Q7])" office:value-type="float" office:value="0" calcext:value-type="float">
            <text:p>0</text:p>
          </table:table-cell>
          <table:table-cell/>
          <table:table-cell office:value-type="string" calcext:value-type="string">
            <text:p>ANS=</text:p>
          </table:table-cell>
          <table:table-cell table:number-matrix-columns-spanned="1" table:number-matrix-rows-spanned="1" table:formula="of:=MMULT([.B6:.AQ6];TRANSPOSE([.B5:.AQ5]))" office:value-type="float" office:value="16.1010184200589" calcext:value-type="float">
            <text:p>16.10101842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2.22044604925031E-016" calcext:value-type="float">
            <text:p>-2.22044604925031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38777878078145E-017" calcext:value-type="float">
            <text:p>1.38777878078145E-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2.77555756156289E-017" calcext:value-type="float">
            <text:p>-2.77555756156289E-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2.22044604925031E-016" calcext:value-type="float">
            <text:p>-2.22044604925031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.38777878078145E-017" calcext:value-type="float">
            <text:p>-1.38777878078145E-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2.77555756156289E-017" calcext:value-type="float">
            <text:p>-2.77555756156289E-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.11022302462516E-016" calcext:value-type="float">
            <text:p>1.11022302462516E-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named-expressions>
        <table:named-range table:name="A" table:base-cell-address="$Sheet1.$B$10" table:cell-range-address="$Sheet1.$B$10:.$AQ$25"/>
        <table:named-expression table:name="Ax" table:base-cell-address="$Sheet1.$B$27" table:expression="#REF!"/>
        <table:named-range table:name="B" table:base-cell-address="$Sheet1.$B$7" table:cell-range-address="$Sheet1.$B$7:.$Q$7"/>
        <table:named-range table:name="X" table:base-cell-address="$Sheet1.$B$5" table:cell-range-address="$Sheet1.$B$5:.$AQ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8:32:10.383401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02:45.398918339</meta:creation-date>
    <dc:date>2017-03-13T19:29:33.313537933</dc:date>
    <meta:editing-duration>PT16M37S</meta:editing-duration>
    <meta:editing-cycles>3</meta:editing-cycles>
    <meta:generator>LibreOffice/5.1.6.2$Linux_X86_64 LibreOffice_project/10m0$Build-2</meta:generator>
    <meta:document-statistic meta:table-count="1" meta:cell-count="871" meta:object-count="0"/>
  </office:meta>
</office:document-meta>
</file>